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Default" style:data-style-name="N0"/>
    <style:style style:name="ce2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6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2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14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2" office:value-type="string">
            <text:p>ID UTENTE</text:p>
          </table:table-cell>
          <table:table-cell table:style-name="ce6" office:value-type="string">
            <text:p>NUMERO CARTA</text:p>
          </table:table-cell>
          <table:table-cell table:style-name="ce2" office:value-type="string">
            <text:p>ID TRANSIZIONE</text:p>
          </table:table-cell>
          <table:table-cell table:style-name="ce12" office:value-type="string" office:string-value="IMPORTO (€)">
            <text:p>IMPORTO (€) </text:p>
          </table:table-cell>
          <table:table-cell table:style-name="ce2" office:value-type="string">
            <text:p>DATA/ORA</text:p>
          </table:table-cell>
          <table:table-cell table:style-name="ce2" office:value-type="string">
            <text:p>OPERAZIONE</text:p>
          </table:table-cell>
          <table:table-cell table:style-name="ce2" office:value-type="string">
            <text:p>AGENZIA</text:p>
          </table:table-cell>
          <table:table-cell table:style-name="ce2" office:value-type="string">
            <text:p>LUOGO</text:p>
          </table:table-cell>
          <table:table-cell table:style-name="ce2" office:value-type="string">
            <text:p>ANOMALIA per IMPORTO</text:p>
          </table:table-cell>
          <table:table-cell table:style-name="ce2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3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3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3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3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3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3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3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3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3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3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3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3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3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3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3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3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3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3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3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3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3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3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3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3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3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office:value-type="string">
            <text:p>DATI per AGENZIA</text:p>
          </table:table-cell>
          <table:table-cell table:style-name="ce8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8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5" office:value-type="string">
            <text:p>Banca Sella</text:p>
          </table:table-cell>
          <table:table-cell table:style-name="ce9" table:formula="of:=SUMIF([.G2:.G26];&quot;Banca Sella&quot;;[.D2:.D26])" office:value-type="currency" office:currency="EUR" office:value="98934.84">
            <text:p>€ 98.934,84</text:p>
          </table:table-cell>
          <table:table-cell table:style-name="ce11" table:formula="of:=AVERAGEIF([.G2:.G26];&quot;Banca Sella&quot;;[.D2:.D26])" office:value-type="currency" office:currency="EUR" office:value="10992.76">
            <text:p>€ 10.992,76</text:p>
          </table:table-cell>
          <table:table-cell table:style-name="ce15" table:formula="of:=SUM(COUNTIFS([.$G$2:.$G$26];[.A31];[.$I$2:.$I$26];1);COUNTIFS([.$G$2:.$G$26];[.A31];[.$J$2:.$J$26];1))" office:value-type="float" office:value="4">
            <text:p>4</text:p>
          </table:table-cell>
          <table:table-cell table:style-name="ce17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9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5" office:value-type="string">
            <text:p>Intesa San Paolo</text:p>
          </table:table-cell>
          <table:table-cell table:style-name="ce9" table:formula="of:=SUMIF([.G3:.G27];&quot;Intesa San Paolo&quot;;[.D3:.D27])" office:value-type="currency" office:currency="EUR" office:value="109536.36">
            <text:p>€ 109.536,36</text:p>
          </table:table-cell>
          <table:table-cell table:style-name="ce11" table:formula="of:=AVERAGEIF([.G3:.G27];&quot;Intesa San Paolo&quot;;[.D3:.D27])" office:value-type="currency" office:currency="EUR" office:value="15648.0514285714">
            <text:p>€ 15.648,05</text:p>
          </table:table-cell>
          <table:table-cell table:style-name="ce15" table:formula="of:=SUM(COUNTIFS([.$G$2:.$G$26];[.A32];[.$I$2:.$I$26];1);COUNTIFS([.$G$2:.$G$26];[.A32];[.$J$2:.$J$26];1))" office:value-type="float" office:value="4">
            <text:p>4</text:p>
          </table:table-cell>
          <table:table-cell table:style-name="ce17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9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UniCredit</text:p>
          </table:table-cell>
          <table:table-cell table:style-name="ce9" table:formula="of:=SUMIF([.G4:.G28];&quot;UniCredit&quot;;[.D4:.D28])" office:value-type="currency" office:currency="EUR" office:value="90096.65">
            <text:p>€ 90.096,65</text:p>
          </table:table-cell>
          <table:table-cell table:style-name="ce11" table:formula="of:=AVERAGEIF([.G4:.G28];&quot;UniCredit&quot;;[.D4:.D28])" office:value-type="currency" office:currency="EUR" office:value="11262.08125">
            <text:p>€ 11.262,08</text:p>
          </table:table-cell>
          <table:table-cell table:style-name="ce15" table:formula="of:=SUM(COUNTIFS([.$G$2:.$G$26];[.A33];[.$I$2:.$I$26];1);COUNTIFS([.$G$2:.$G$26];[.A33];[.$J$2:.$J$26];1))" office:value-type="float" office:value="3">
            <text:p>3</text:p>
          </table:table-cell>
          <table:table-cell table:style-name="ce17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9" table:formula="of:=[.B33]-[.E33]" office:value-type="currency" office:currency="EUR" office:value="35483.18">
            <text:p>€ 35.483,18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28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15:47.32</dc:date>
    <meta:editing-duration>PT1H37M</meta:editing-duration>
    <meta:editing-cycles>8</meta:editing-cycles>
    <meta:document-statistic meta:table-count="1" meta:cell-count="284" meta:object-count="0"/>
  </office:meta>
</office:document-meta>
</file>